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81mm"/>
    </style:style>
    <style:style style:name="co3" style:family="table-column">
      <style:table-column-properties fo:break-before="auto" style:column-width="78.7mm"/>
    </style:style>
    <style:style style:name="co4" style:family="table-column">
      <style:table-column-properties fo:break-before="auto" style:column-width="52.28mm"/>
    </style:style>
    <style:style style:name="co5" style:family="table-column">
      <style:table-column-properties fo:break-before="auto" style:column-width="63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5mm" svg:height="90.05mm" svg:x="40.12mm" svg:y="98.01mm">
            <loext:p draw:notify-on-update-of-ranges="Feuille1.B2:Feuille1.B2 Feuille1.B3:Feuille1.B16 Feuille1.C2:Feuille1.C2 Feuille1.C3:Feuille1.C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79mm" svg:height="90.04mm" svg:x="253.13mm" svg:y="35.33mm">
            <loext:p draw:notify-on-update-of-ranges="Feuille1.E2:Feuille1.E2 Feuille1.E3:Feuille1.E7 Feuille1.F2:Feuille1.F2 Feuille1.F3:Feuille1.F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emps d'itération (en jours)</text:p>
          </table:table-cell>
          <table:table-cell office:value-type="string" calcext:value-type="string">
            <text:p>Somme des estimations (en jours)</text:p>
          </table:table-cell>
          <table:table-cell/>
          <table:table-cell office:value-type="string" calcext:value-type="string">
            <text:p>Temps d'itération (en jours)</text:p>
          </table:table-cell>
          <table:table-cell office:value-type="string" calcext:value-type="string">
            <text:p>Somme des estimations (en jours)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4:20:58.608217156</meta:creation-date>
    <dc:date>2015-11-17T15:09:13.737118332</dc:date>
    <meta:editing-duration>PT48M13S</meta:editing-duration>
    <meta:editing-cycles>3</meta:editing-cycles>
    <meta:generator>LibreOffice/5.0.2.2$Linux_X86_64 LibreOffice_project/00m0$Build-2</meta:generator>
    <meta:document-statistic meta:table-count="1" meta:cell-count="3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cm" svg:height="9.005cm" xlink:href=".." xlink:type="simple" chart:class="chart:line" chart:style-name="ch1">
        <chart:title svg:x="7.206cm" svg:y="0.316cm" chart:style-name="ch2">
          <text:p>Sprint1</text:p>
        </chart:title>
        <chart:legend chart:legend-position="end" svg:x="10.323cm" svg:y="4.004cm" style:legend-expansion="high" chart:style-name="ch3"/>
        <chart:plot-area chart:style-name="ch4" table:cell-range-address="Feuille1.E2:Feuille1.F7" chart:data-source-has-labels="both" svg:x="0.319cm" svg:y="1.301cm" svg:width="9.685cm" svg:height="7.524cm">
          <chartooo:coordinate-region svg:x="0.755cm" svg:y="1.5cm" svg:width="8.877cm" svg:height="6.678cm"/>
          <chart:axis chart:dimension="x" chart:name="primary-x" chart:style-name="ch5" chartooo:axis-type="auto">
            <chartooo:date-scale/>
            <chart:categories table:cell-range-address="Feuille1.E3:Feuille1.E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F3:Feuille1.F7" chart:label-cell-address="Feuille1.F2:Feuille1.F2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me des estimations (en jours)</text:p>
                <draw:g>
                  <svg:desc>Feuille1.F2:Feuille1.F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E3:Feuille1.E7</svg:desc>
                </draw:g>
              </table:table-cell>
              <table:table-cell office:value-type="float" office:value="14">
                <text:p>14</text:p>
                <draw:g>
                  <svg:desc>Feuille1.F3:Feuille1.F7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line" chart:style-name="ch1">
        <chart:title svg:x="7.214cm" svg:y="0.316cm" chart:style-name="ch2">
          <text:p>Sprints</text:p>
        </chart:title>
        <chart:legend chart:legend-position="end" svg:x="10.339cm" svg:y="4.005cm" style:legend-expansion="high" chart:style-name="ch3"/>
        <chart:plot-area chart:style-name="ch4" table:cell-range-address="Feuille1.B2:Feuille1.C16" chart:data-source-has-labels="both" svg:x="0.319cm" svg:y="1.301cm" svg:width="9.701cm" svg:height="7.525cm">
          <chartooo:coordinate-region svg:x="0.94cm" svg:y="1.5cm" svg:width="8.893cm" svg:height="6.679cm"/>
          <chart:axis chart:dimension="x" chart:name="primary-x" chart:style-name="ch5" chartooo:axis-type="auto">
            <chartooo:date-scale/>
            <chart:categories table:cell-range-address="Feuille1.B3:Feuille1.B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C3:Feuille1.C16" chart:label-cell-address="Feuille1.C2:Feuille1.C2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me des estimations (en jours)</text:p>
                <draw:g>
                  <svg:desc>Feuille1.C2:Feuille1.C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B3:Feuille1.B16</svg:desc>
                </draw:g>
              </table:table-cell>
              <table:table-cell office:value-type="float" office:value="70">
                <text:p>70</text:p>
                <draw:g>
                  <svg:desc>Feuille1.C3:Feuille1.C16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